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30000002017E2F5E25F689297.png" manifest:media-type="image/png"/>
  <manifest:file-entry manifest:full-path="Pictures/1000929A0000128200000355E98881FC58E85F64.svg" manifest:media-type="image/svg+xml"/>
  <manifest:file-entry manifest:full-path="Pictures/100002010000000700000006B84F067CCA7F9AF3.png" manifest:media-type="image/png"/>
  <manifest:file-entry manifest:full-path="Pictures/100006D8000000AF0000009FEEA3D643853E62EB.svg" manifest:media-type="image/svg+xml"/>
  <manifest:file-entry manifest:full-path="Pictures/10000201000000280000000EC3758D59793BF489.png" manifest:media-type="image/png"/>
  <manifest:file-entry manifest:full-path="Pictures/100018E3000004190000017A1EC875A27C6880E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4000" draw:textarea-horizontal-align="justify" draw:textarea-vertical-align="middle" draw:auto-grow-height="false" fo:min-height="0.893cm" fo:min-width="0cm"/>
    </style:style>
    <style:style style:name="gr4" style:family="graphic" style:parent-style-name="standard">
      <style:graphic-properties draw:stroke="none" draw:fill-color="#ff4000" draw:textarea-horizontal-align="justify" draw:textarea-vertical-align="middle" draw:auto-grow-height="false" fo:min-height="2.925cm" fo:min-width="0cm"/>
    </style:style>
    <style:style style:name="gr5" style:family="graphic" style:parent-style-name="standard">
      <style:graphic-properties draw:stroke="none" draw:fill-color="#ff4000" draw:textarea-horizontal-align="justify" draw:textarea-vertical-align="middle" draw:auto-grow-height="false" fo:min-height="3.687cm" fo:min-width="0cm"/>
    </style:style>
    <style:style style:name="gr6" style:family="graphic" style:parent-style-name="standard">
      <style:graphic-properties draw:stroke="none" draw:fill-color="#ff4000" draw:textarea-horizontal-align="justify" draw:textarea-vertical-align="middle" draw:auto-grow-height="false" fo:min-height="2.798cm" fo:min-width="0cm"/>
    </style:style>
    <style:style style:name="gr7" style:family="graphic" style:parent-style-name="standard">
      <style:graphic-properties draw:stroke="none" draw:fill-color="#ff4000" draw:textarea-horizontal-align="justify" draw:textarea-vertical-align="middle" draw:auto-grow-height="false" fo:min-height="1.909cm" fo:min-width="0cm"/>
    </style:style>
    <style:style style:name="gr8" style:family="graphic" style:parent-style-name="standard">
      <style:graphic-properties draw:stroke="none" draw:fill-color="#ff4000" draw:textarea-horizontal-align="justify" draw:textarea-vertical-align="middle" draw:auto-grow-height="false" fo:min-height="1.528cm" fo:min-width="0cm"/>
    </style:style>
    <style:style style:name="gr9" style:family="graphic" style:parent-style-name="standard">
      <style:graphic-properties draw:stroke="none" draw:fill-color="#ff4000" draw:textarea-horizontal-align="justify" draw:textarea-vertical-align="middle" draw:auto-grow-height="false" fo:min-height="1.02cm" fo:min-width="0cm"/>
    </style:style>
    <style:style style:name="gr10" style:family="graphic" style:parent-style-name="standard">
      <style:graphic-properties draw:stroke="none" draw:fill-color="#ff4000" draw:textarea-horizontal-align="justify" draw:textarea-vertical-align="middle" draw:auto-grow-height="false" fo:min-height="2.036cm" fo:min-width="0cm"/>
    </style:style>
    <style:style style:name="gr11" style:family="graphic" style:parent-style-name="standard">
      <style:graphic-properties draw:stroke="none" draw:fill-color="#ff4000" draw:textarea-horizontal-align="justify" draw:textarea-vertical-align="middle" draw:auto-grow-height="false" fo:min-height="3.814cm" fo:min-width="0cm"/>
    </style:style>
    <style:style style:name="gr12" style:family="graphic" style:parent-style-name="standard">
      <style:graphic-properties draw:stroke="none" draw:fill-color="#ff4000" draw:textarea-horizontal-align="justify" draw:textarea-vertical-align="middle" draw:auto-grow-height="false" fo:min-height="4.576cm" fo:min-width="0cm"/>
    </style:style>
    <style:style style:name="gr13" style:family="graphic" style:parent-style-name="standard">
      <style:graphic-properties draw:stroke="none" draw:fill-color="#ff4000" draw:textarea-horizontal-align="justify" draw:textarea-vertical-align="middle" draw:auto-grow-height="false" fo:min-height="2.29cm" fo:min-width="0cm"/>
    </style:style>
    <style:style style:name="gr14" style:family="graphic" style:parent-style-name="objectwithoutfill">
      <style:graphic-properties svg:stroke-width="0.028cm" svg:stroke-color="#ff4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4000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.405cm" svg:y1="8.32cm" svg:x2="1.405cm" svg:y2="1.97cm">
              <text:p/>
            </draw:line>
            <draw:line draw:style-name="gr1" draw:text-style-name="P1" draw:layer="layout" svg:x1="1.405cm" svg:y1="8.32cm" svg:x2="9.533cm" svg:y2="8.32cm">
              <text:p/>
            </draw:line>
          </draw:g>
          <draw:g>
            <draw:line draw:style-name="gr1" draw:text-style-name="P1" draw:layer="layout" svg:x1="10.775cm" svg:y1="8.318cm" svg:x2="10.775cm" svg:y2="1.968cm">
              <text:p/>
            </draw:line>
            <draw:line draw:style-name="gr1" draw:text-style-name="P1" draw:layer="layout" svg:x1="10.775cm" svg:y1="8.318cm" svg:x2="18.903cm" svg:y2="8.318cm">
              <text:p/>
            </draw:line>
          </draw:g>
          <draw:g>
            <svg:title>TexMaths</svg:title>
            <svg:desc>20§display§Q(s,a)§svg§600§FALSE§</svg:desc>
            <draw:frame draw:style-name="gr2" draw:text-style-name="P2" draw:layer="layout" svg:width="2.096cm" svg:height="0.754cm" svg:x="0.389cm" svg:y="0.862cm">
              <draw:image xlink:href="Pictures/100018E3000004190000017A1EC875A27C6880E7.svg" xlink:type="simple" xlink:show="embed" xlink:actuate="onLoad" loext:mime-type="image/svg+xml">
                <text:p/>
              </draw:image>
              <draw:image xlink:href="Pictures/10000201000000280000000EC3758D59793BF489.png" xlink:type="simple" xlink:show="embed" xlink:actuate="onLoad" loext:mime-type="image/png"/>
            </draw:frame>
          </draw:g>
          <draw:g>
            <svg:title>TexMaths</svg:title>
            <svg:desc>20§display§a§svg§600§FALSE§</svg:desc>
            <draw:frame draw:style-name="gr2" draw:text-style-name="P2" draw:layer="layout" svg:width="0.348cm" svg:height="0.316cm" svg:x="8.804cm" svg:y="8.574cm">
              <draw:image xlink:href="Pictures/100006D8000000AF0000009FEEA3D643853E62EB.svg" xlink:type="simple" xlink:show="embed" xlink:actuate="onLoad" loext:mime-type="image/svg+xml">
                <text:p/>
              </draw:image>
              <draw:image xlink:href="Pictures/100002010000000700000006B84F067CCA7F9AF3.png" xlink:type="simple" xlink:show="embed" xlink:actuate="onLoad" loext:mime-type="image/png"/>
            </draw:frame>
          </draw:g>
          <draw:custom-shape draw:style-name="gr3" draw:text-style-name="P3" draw:layer="layout" svg:width="0.127cm" svg:height="1.143cm" svg:x="1.84cm" svg:y="7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127cm" svg:height="3.175cm" svg:x="2.475cm" svg:y="5.14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127cm" svg:height="3.937cm" svg:x="3.11cm" svg:y="4.38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127cm" svg:height="3.048cm" svg:x="3.745cm" svg:y="5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27cm" svg:height="2.159cm" svg:x="4.38cm" svg:y="6.16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27cm" svg:height="1.778cm" svg:x="5.015cm" svg:y="6.54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127cm" svg:height="1.27cm" svg:x="5.65cm" svg:y="7.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127cm" svg:height="2.286cm" svg:x="6.285cm" svg:y="6.03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0.127cm" svg:height="4.064cm" svg:x="6.92cm" svg:y="4.25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27cm" svg:height="4.826cm" svg:x="7.555cm" svg:y="3.4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27cm" svg:height="2.54cm" svg:x="8.19cm" svg:y="5.7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127cm" svg:height="1.27cm" svg:x="8.825cm" svg:y="7.05cm">
            <text:p/>
            <draw:enhanced-geometry svg:viewBox="0 0 21600 21600" draw:type="rectangle" draw:enhanced-path="M 0 0 L 21600 0 21600 21600 0 21600 0 0 Z N"/>
          </draw:custom-shape>
          <draw:path draw:style-name="gr14" draw:text-style-name="P1" draw:layer="layout" svg:width="8.437cm" svg:height="6.809cm" draw:transform="skewX (6.48364938877491E-017) rotate (0.468097305384879) translate (9.00864001579227cm 5.77284667239241cm)" svg:viewBox="0 0 8438 6810" svg:d="M0 2570c318 13 644-40 929-169 297-135 606-305 798-568 155-213 301-393 421-631 117-231 301-421 523-579 222-159 428-333 625-528 217-214 625-40 691 248 66 283 117 578 99 868-21 334 79 641 98 969 17 306 182 584 343 838 135 213 357 437 620 442 278 4 576-133 757-384 151-211 374-358 573-529 210-180 426-338 625-527 199-190 425-344 676-477 474-251 347 328 323 521-36 294-72 578-105 868-30 258-49 511-86 774-40 293-51 580-106 867-45 242-25 490-64 734-56 360 99 680 210 1000l141 226 194 174 153 103">
            <text:p/>
          </draw:path>
          <draw:g>
            <svg:title>TexMaths</svg:title>
            <svg:desc>20§display§\pi(s,a) = \frac{ \mathrm{exp} (Q(s,a)) }{\int \mathrm{exp}(Q(s',a')) d_{s'}d_{a'}}§svg§600§FALSE§</svg:desc>
            <draw:frame draw:style-name="gr2" draw:text-style-name="P2" draw:layer="layout" svg:width="9.474cm" svg:height="1.704cm" svg:x="9.642cm" svg:y="0.469cm">
              <draw:image xlink:href="Pictures/1000929A0000128200000355E98881FC58E85F64.svg" xlink:type="simple" xlink:show="embed" xlink:actuate="onLoad" loext:mime-type="image/svg+xml">
                <text:p/>
              </draw:image>
              <draw:image xlink:href="Pictures/10000201000000B30000002017E2F5E25F689297.png" xlink:type="simple" xlink:show="embed" xlink:actuate="onLoad" loext:mime-type="image/png"/>
            </draw:frame>
          </draw:g>
          <draw:g>
            <svg:title>TexMaths</svg:title>
            <svg:desc>20§display§a§svg§600§FALSE§</svg:desc>
            <draw:frame draw:style-name="gr2" draw:text-style-name="P2" draw:layer="layout" svg:width="0.348cm" svg:height="0.316cm" svg:x="18.504cm" svg:y="8.574cm">
              <draw:image xlink:href="Pictures/100006D8000000AF0000009FEEA3D643853E62EB.svg" xlink:type="simple" xlink:show="embed" xlink:actuate="onLoad" loext:mime-type="image/svg+xml">
                <text:p/>
              </draw:image>
              <draw:image xlink:href="Pictures/100002010000000700000006B84F067CCA7F9AF3.png" xlink:type="simple" xlink:show="embed" xlink:actuate="onLoad" loext:mime-type="image/png"/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20cm" fo:page-height="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17:22:31.430672084</meta:creation-date>
    <dc:date>2020-09-05T17:38:22.400385370</dc:date>
    <meta:editing-duration>PT15M51S</meta:editing-duration>
    <meta:editing-cycles>2</meta:editing-cycles>
    <meta:generator>LibreOffice/6.4.5.2$Linux_X86_64 LibreOffice_project/40$Build-2</meta:generator>
    <meta:document-statistic meta:object-count="28"/>
  </office:meta>
</office:document-meta>
</file>